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7403b" officeooo:paragraph-rsid="0017403b"/>
    </style:style>
    <style:style style:name="P2" style:family="paragraph" style:parent-style-name="Standard">
      <style:text-properties officeooo:rsid="0017403b" officeooo:paragraph-rsid="0017403b"/>
    </style:style>
    <style:style style:name="P3" style:family="paragraph" style:parent-style-name="Standard">
      <style:text-properties officeooo:rsid="00176a25" officeooo:paragraph-rsid="00176a25"/>
    </style:style>
    <style:style style:name="P4" style:family="paragraph" style:parent-style-name="Standard">
      <style:text-properties officeooo:rsid="001808d3" officeooo:paragraph-rsid="001808d3"/>
    </style:style>
    <style:style style:name="P5" style:family="paragraph" style:parent-style-name="Standard">
      <style:text-properties officeooo:rsid="001b701c" officeooo:paragraph-rsid="001b701c"/>
    </style:style>
    <style:style style:name="P6" style:family="paragraph" style:parent-style-name="Standard">
      <style:text-properties officeooo:rsid="001d4ff7" officeooo:paragraph-rsid="001d4ff7"/>
    </style:style>
    <style:style style:name="P7" style:family="paragraph" style:parent-style-name="Standard">
      <style:text-properties officeooo:rsid="001dea92" officeooo:paragraph-rsid="001dea92"/>
    </style:style>
    <style:style style:name="T1" style:family="text">
      <style:text-properties officeooo:rsid="0019d4c3"/>
    </style:style>
    <style:style style:name="T2" style:family="text">
      <style:text-properties officeooo:rsid="001dfa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as ist ein Produkt i.S. v. Marketing? <text:span text:style-name="T1">(Was kann ich vermarkten?)</text:span></text:p>
      <text:p text:style-name="P3">- Gegenstand</text:p>
      <text:p text:style-name="P4">- Dienstleistung</text:p>
      <text:p text:style-name="P5">- Personen</text:p>
      <text:p text:style-name="P6">- Parteien</text:p>
      <text:p text:style-name="P7">- Ideen/<text:span text:style-name="T2">Religion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7403b" officeooo:paragraph-rsid="0017403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duktpoliti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0:37:03.645145780</meta:creation-date>
    <dc:date>2017-02-06T10:42:13.576913525</dc:date>
    <meta:editing-duration>PT5M6S</meta:editing-duration>
    <meta:editing-cycles>9</meta:editing-cycles>
    <meta:generator>LibreOffice/5.3.0.3$Linux_X86_64 LibreOffice_project/30m0$Build-3</meta:generator>
    <meta:document-statistic meta:table-count="0" meta:image-count="0" meta:object-count="0" meta:page-count="1" meta:paragraph-count="7" meta:word-count="22" meta:character-count="145" meta:non-whitespace-character-count="130"/>
  </office:meta>
</office:document-meta>
</file>